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2.314cm"/>
    </style:style>
    <style:style style:name="co26" style:family="table-column">
      <style:table-column-properties fo:break-before="auto" style:column-width="1.397cm"/>
    </style:style>
    <style:style style:name="co27" style:family="table-column">
      <style:table-column-properties fo:break-before="auto" style:column-width="12.617cm"/>
    </style:style>
    <style:style style:name="co28" style:family="table-column">
      <style:table-column-properties fo:break-before="auto" style:column-width="5.699cm"/>
    </style:style>
    <style:style style:name="co29" style:family="table-column">
      <style:table-column-properties fo:break-before="auto" style:column-width="9.894cm"/>
    </style:style>
    <style:style style:name="co30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1"/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UpWR endorsement summary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kitchener.ctvnews.ca/last-minute-campaigning-can-make-a-difference-says-wilfrid-laurier-political-scientist-1.6121654</text:p>
          </table:table-cell>
          <table:table-cell office:value-type="string" calcext:value-type="string">
            <text:p>Last minute campaigning can make a difference, says Wilfrid Laurier political scientis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3216/2022-ontario-municipal-election-waterloo-mayor-council/</text:p>
          </table:table-cell>
          <table:table-cell office:value-type="string" calcext:value-type="string">
            <text:p>Waterloo residents elect Dorothy McCabe as new mayor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2989/2022-ontario-municipal-election-kitchener-mayor-council/</text:p>
          </table:table-cell>
          <table:table-cell office:value-type="string" calcext:value-type="string">
            <text:p>Mayor Berry Vrbanovic given third term by Kitchener resident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2883/2022-ontario-municipal-election-waterloo-regional-chair/</text:p>
          </table:table-cell>
          <table:table-cell office:value-type="string" calcext:value-type="string">
            <text:p>Karen Redman gets second term as Waterloo Regional Chair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3217/2022-ontario-municipal-election-cambridge-mayor-council/</text:p>
          </table:table-cell>
          <table:table-cell office:value-type="string" calcext:value-type="string">
            <text:p>Cambridge residents vote for change, elect Jan Liggett new mayor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therecord.com/news/municipal-election/2022/10/27/the-culture-wars-will-continue-in-the-years-to-come-at-waterloo-regions-public-board.html</text:p>
          </table:table-cell>
          <table:table-cell office:value-type="string" calcext:value-type="string">
            <text:p>‘The culture wars will continue in the years to come’ at Waterloo Region’s public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old.reddit.com/r/waterloo/comments/ydhq2j/if_you_did_not_vote_in_yesterdays_elections_what/</text:p>
          </table:table-cell>
          <table:table-cell office:value-type="string" calcext:value-type="string">
            <text:p>If you did not vote in yesterday's elections, what would it take to get you out there for the next one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old.reddit.com/r/waterloo/comments/yce13l/wrdsb_candidates/</text:p>
          </table:table-cell>
          <table:table-cell office:value-type="string" calcext:value-type="string">
            <text:p>WRDSB candidate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old.reddit.com/r/kitchener/comments/yctcoj/voter_turnout/</text:p>
          </table:table-cell>
          <table:table-cell office:value-type="string" calcext:value-type="string">
            <text:p>Voter turnou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old.reddit.com/r/kitchener/comments/ydeizl/wrdsb/</text:p>
          </table:table-cell>
          <table:table-cell office:value-type="string" calcext:value-type="string">
            <text:p>WRDSB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, 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old.reddit.com/r/kitchener/comments/ye6nwt/20_is_a_mandate/</text:p>
          </table:table-cell>
          <table:table-cell office:value-type="string" calcext:value-type="string">
            <text:p>20% is a mandate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ellesley-township-municipal-election-results-2022-1.6627670</text:p>
          </table:table-cell>
          <table:table-cell office:value-type="string" calcext:value-type="string">
            <text:p>Derek Brick and Claude Hergott win open councillor seats in Wellesley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ellesley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ilmot-township-municipal-election-2022-1.6627743</text:p>
          </table:table-cell>
          <table:table-cell office:value-type="string" calcext:value-type="string">
            <text:p>Natasha Salonen becomes Wilmot Township's 1st woman mayor, set to lead entirely new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rdsb-waterloo-region-district-school-board-trustee-1.6627918</text:p>
          </table:table-cell>
          <table:table-cell office:value-type="string" calcext:value-type="string">
            <text:p>Waterloo Region District School Board chair Scott Piatkowski among re-elected truste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oolwich-township-vote-waterloo-region-kw-1.6627826</text:p>
          </table:table-cell>
          <table:table-cell office:value-type="string" calcext:value-type="string">
            <text:p>Sandy Shantz re-elected as Woolwich Township mayor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oolwich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cambridge-municipal-election-1.6627815</text:p>
          </table:table-cell>
          <table:table-cell office:value-type="string" calcext:value-type="string">
            <text:p>Jan Liggett elected mayor in Cambridge, ousting incumbent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city-of-waterloo-vote-waterloo-region-kw-1.6627890</text:p>
          </table:table-cell>
          <table:table-cell office:value-type="string" calcext:value-type="string">
            <text:p>Dorothy McCabe elected as new mayor of Waterloo, says she 'can't wait to get started'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aterloo-regional-council-municipal-election-results-2022-1.6627416</text:p>
          </table:table-cell>
          <table:table-cell office:value-type="string" calcext:value-type="string">
            <text:p>Regional Chair Karen Redman re-elected, familiar names to sit on new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kitchener-municipal-election-2022-results-1.6627632</text:p>
          </table:table-cell>
          <table:table-cell office:value-type="string" calcext:value-type="string">
            <text:p>Kitchener Mayor Berry Vrbanovic 'very humbled' to be re-elected for 3rd term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aterloo-catholic-district-school-board-election-results-2022-1.6628334</text:p>
          </table:table-cell>
          <table:table-cell office:value-type="string" calcext:value-type="string">
            <text:p>Many new faces elected to Waterloo Catholic District School Board and more to come next month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SchoolBoard-Catholic-English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bc.ca/radio/low-voter-turnout-biggest-surprise-of-the-night-for-this-waterloo-region-political-watcher-1.6628572</text:p>
          </table:table-cell>
          <table:table-cell office:value-type="string" calcext:value-type="string">
            <text:p>Low voter turnout biggest surprise of the night for this Waterloo region political watcher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cbc.ca/news/canada/kitchener-waterloo/voter-turnout-waterloo-region-down-1.6628304</text:p>
          </table:table-cell>
          <table:table-cell office:value-type="string" calcext:value-type="string">
            <text:p>Number of voters who cast Ontario municipal election ballots is down. Here's why that mat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cbc.ca/news/canada/kitchener-waterloo/diverse-candidates-waterloo-region-election-2022-representation-matters-1.6629086</text:p>
          </table:table-cell>
          <table:table-cell office:value-type="string" calcext:value-type="string">
            <text:p>Representation 'absolutely matters' in local politics, say newly elected trustee, regional councillo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Regional-Waterloo, Regional-Kitchener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oday.ca/2022-municipal-election-news/karen-redman-looks-forward-to-new-dynamics-after-being-re-elected-6003928</text:p>
          </table:table-cell>
          <table:table-cell office:value-type="string" calcext:value-type="string">
            <text:p>Karen Redman looks forward to ‘new dynamics’ after being re-elect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kitchener-voters-will-elect-at-least-three-new-faces-to-council.html</text:p>
          </table:table-cell>
          <table:table-cell office:value-type="string" calcext:value-type="string">
            <text:p>Vrbanovic makes decisive return as Kitchener’s mayor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wilmot-will-elect-first-female-mayor-woolwich-decides-between-shantz-and-merlihan.html</text:p>
          </table:table-cell>
          <table:table-cell office:value-type="string" calcext:value-type="string">
            <text:p>Electorate votes in entirely new council in Wilmo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Wilmot, Alias-Woolwich, Alias-NorthDumfries, Alias-Wellesley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highly-politicized-public-school-board-race-comes-to-a-close.html</text:p>
          </table:table-cell>
          <table:table-cell office:value-type="string" calcext:value-type="string">
            <text:p>Public school board election results are in, and current chair is ready for productive ‘disagreement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cambridge-residents-take-to-the-polls.html</text:p>
          </table:table-cell>
          <table:table-cell office:value-type="string" calcext:value-type="string">
            <text:p>Jan Liggett takes Cambridg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homelessness-dominates-waterloo-region-election-campaign.html</text:p>
          </table:table-cell>
          <table:table-cell office:value-type="string" calcext:value-type="string">
            <text:p>Colleen James is the first Black woman elected to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waterloo-waits-on-a-new-mayor.html</text:p>
          </table:table-cell>
          <table:table-cell office:value-type="string" calcext:value-type="string">
            <text:p>Waterloo’s new mayor, Dorothy McCabe, ‘can’t wait to get started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waterloo-region/2022/10/24/changing-of-the-guard-includes-upset-in-cambridge.html</text:p>
          </table:table-cell>
          <table:table-cell office:value-type="string" calcext:value-type="string">
            <text:p>A changing of the guard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therecord.com/news/waterloo-region/opinion/2022/10/25/these-municipal-elections-made-history.html</text:p>
          </table:table-cell>
          <table:table-cell office:value-type="string" calcext:value-type="string">
            <text:p>Luisa D’Amato: These municipal elections made history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therecord.com/news/municipal-election/2022/10/25/why-voter-turnout-was-so-low-this-time-around.html</text:p>
          </table:table-cell>
          <table:table-cell office:value-type="string" calcext:value-type="string">
            <text:p>Why voter turnout was so low this time aroun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therecord.com/news/municipal-election/2022/10/25/colleen-james-is-looking-for-change-at-waterloo-region-council.html</text:p>
          </table:table-cell>
          <table:table-cell office:value-type="string" calcext:value-type="string">
            <text:p>Colleen James is looking for change at Waterloo Region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therecord.com/news/municipal-election/2022/10/27/the-culture-wars-will-continue-in-the-years-to-come-at-waterloo-regions-public-board.html</text:p>
          </table:table-cell>
          <table:table-cell office:value-type="string" calcext:value-type="string">
            <text:p>‘The culture wars will continue in the years to come’ at Waterloo Region’s public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observerxtra.com/2022/10/27/wellesley-will-have-three-new-facesat-the-council-table/</text:p>
          </table:table-cell>
          <table:table-cell office:value-type="string" calcext:value-type="string">
            <text:p>Wellesley will have three new faces at the council tabl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, Alias-Wellesley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observerxtra.com/2022/10/27/shantz-re-elected-mayor-in-woolwich/</text:p>
          </table:table-cell>
          <table:table-cell office:value-type="string" calcext:value-type="string">
            <text:p>Shantz re-elected mayor in Woolwich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, Alias-Woolwich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observerxtra.com/2022/10/27/for-newly-elected-officials-the-real-work-is-yet-to-come/</text:p>
          </table:table-cell>
          <table:table-cell office:value-type="string" calcext:value-type="string">
            <text:p>For newly elected officials, the real work is yet to com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voters-deliver-vrbanovic-third-term-as-mayor-of-kitchener-1.6123280</text:p>
          </table:table-cell>
          <table:table-cell office:value-type="string" calcext:value-type="string">
            <text:p>Voters deliver Vrbanovic third term as mayor of Kitchener, three new councillors elected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natasha-salonen-elected-mayor-of-wilmot-1.6123489</text:p>
          </table:table-cell>
          <table:table-cell office:value-type="string" calcext:value-type="string">
            <text:p>Natasha Salonen elected mayor of Wilmot, all new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voters-elect-six-new-faces-to-wrdsb-trustee-positions-1.6123582</text:p>
          </table:table-cell>
          <table:table-cell office:value-type="string" calcext:value-type="string">
            <text:p>Voters elect six new faces to WRDSB trustee position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dorothy-mccabe-elected-waterloo-s-new-mayor-three-new-councillors-1.6123319</text:p>
          </table:table-cell>
          <table:table-cell office:value-type="string" calcext:value-type="string">
            <text:p>Dorothy McCabe elected Waterloo’s new mayor, three new councillo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sandy-shantz-wins-third-term-as-mayor-of-woolwich-1.6123491</text:p>
          </table:table-cell>
          <table:table-cell office:value-type="string" calcext:value-type="string">
            <text:p>Sandy Shantz wins third term as mayor of Woolwich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Woolwich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two-term-city-councillor-jan-liggett-unseats-incumbent-cambridge-mayor-1.6123461</text:p>
          </table:table-cell>
          <table:table-cell office:value-type="string" calcext:value-type="string">
            <text:p>Two-term city councillor Jan Liggett unseats incumbent Cambridge mayor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here-are-the-new-directly-elected-waterloo-regional-councillors-1.6123577</text:p>
          </table:table-cell>
          <table:table-cell office:value-type="string" calcext:value-type="string">
            <text:p>Here are the new directly elected Waterloo regional councillor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nearly-full-slate-of-new-wcdsb-trustees-elected-some-results-still-suspended-1.6123585</text:p>
          </table:table-cell>
          <table:table-cell office:value-type="string" calcext:value-type="string">
            <text:p>Nearly full slate of new WCDSB trustees elected, some results still suspended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SchoolBoard-Catholic-English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voter-turnout-low-in-region-according-to-preliminary-numbers-1.6124088</text:p>
          </table:table-cell>
          <table:table-cell office:value-type="string" calcext:value-type="string">
            <text:p>Voter turnout low in region according to preliminary numb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new-waterloo-regional-councillors-make-history-1.6124601</text:p>
          </table:table-cell>
          <table:table-cell office:value-type="string" calcext:value-type="string">
            <text:p>New Waterloo regional councillors make history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sea-of-change-majority-of-waterloo-politicians-now-women-1.6124888</text:p>
          </table:table-cell>
          <table:table-cell office:value-type="string" calcext:value-type="string">
            <text:p>'Sea of change': Majority of Waterloo politicians now wome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 table:number-rows-repeated="10479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10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10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table:formula="of:=1140+107" office:value-type="float" office:value="1247" calcext:value-type="float">
            <text:p>1247</text:p>
          </table:table-cell>
          <table:table-cell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table:formula="of:=655+70" office:value-type="float" office:value="725" calcext:value-type="float">
            <text:p>725</text:p>
          </table:table-cell>
          <table:table-cell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table:formula="of:=1270+153" office:value-type="float" office:value="1423" calcext:value-type="float">
            <text:p>1423</text:p>
          </table:table-cell>
          <table:table-cell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table:formula="of:=3018+309" office:value-type="float" office:value="3327" calcext:value-type="float">
            <text:p>33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table:formula="of:=1664+169" office:value-type="float" office:value="1833" calcext:value-type="float">
            <text:p>18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table:formula="of:=1271+144" office:value-type="float" office:value="1415" calcext:value-type="float">
            <text:p>1415</text:p>
          </table:table-cell>
          <table:table-cell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table:formula="of:=3311+349" office:value-type="float" office:value="3660" calcext:value-type="float">
            <text:p>36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table:formula="of:=2524+264" office:value-type="float" office:value="2788" calcext:value-type="float">
            <text:p>27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table:formula="of:=1132+117+238" office:value-type="float" office:value="1487" calcext:value-type="float">
            <text:p>1487</text:p>
          </table:table-cell>
          <table:table-cell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table:formula="of:=1521+166+371" office:value-type="float" office:value="2058" calcext:value-type="float">
            <text:p>20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table:formula="of:=822+65+171" office:value-type="float" office:value="1058" calcext:value-type="float">
            <text:p>1058</text:p>
          </table:table-cell>
          <table:table-cell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table:formula="of:=1198+98+251" office:value-type="float" office:value="1547" calcext:value-type="float">
            <text:p>15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10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float" office:value="8222" calcext:value-type="float">
            <text:p>82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float" office:value="7564" calcext:value-type="float">
            <text:p>75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float" office:value="10247" calcext:value-type="float">
            <text:p>102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float" office:value="7310" calcext:value-type="float">
            <text:p>7310</text:p>
          </table:table-cell>
          <table:table-cell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table:formula="of:=1332+43+56+23+26+331" office:value-type="float" office:value="1811" calcext:value-type="float">
            <text:p>1811</text:p>
          </table:table-cell>
          <table:table-cell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table:formula="of:=4436+1752" office:value-type="float" office:value="6188" calcext:value-type="float">
            <text:p>6188</text:p>
          </table:table-cell>
          <table:table-cell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table:formula="of:=966+171" office:value-type="float" office:value="1137" calcext:value-type="float">
            <text:p>1137</text:p>
          </table:table-cell>
          <table:table-cell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table:formula="of:=3400+1930" office:value-type="float" office:value="5330" calcext:value-type="float">
            <text:p>5330</text:p>
          </table:table-cell>
          <table:table-cell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table:formula="of:=7525+1880" office:value-type="float" office:value="9405" calcext:value-type="float">
            <text:p>94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table:formula="of:=920+221" office:value-type="float" office:value="1141" calcext:value-type="float">
            <text:p>1141</text:p>
          </table:table-cell>
          <table:table-cell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table:formula="of:=6348+1761" office:value-type="float" office:value="8109" calcext:value-type="float">
            <text:p>810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table:formula="of:=2961+194+144+149+119+989" office:value-type="float" office:value="4556" calcext:value-type="float">
            <text:p>4556</text:p>
          </table:table-cell>
          <table:table-cell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table:formula="of:=7973+2057" office:value-type="float" office:value="10030" calcext:value-type="float">
            <text:p>100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table:formula="of:=5570+1534" office:value-type="float" office:value="7104" calcext:value-type="float">
            <text:p>7104</text:p>
          </table:table-cell>
          <table:table-cell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table:formula="of:=2284+534" office:value-type="float" office:value="2818" calcext:value-type="float">
            <text:p>28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table:formula="of:=472+149" office:value-type="float" office:value="621" calcext:value-type="float">
            <text:p>621</text:p>
          </table:table-cell>
          <table:table-cell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table:formula="of:=1556+367" office:value-type="float" office:value="1923" calcext:value-type="float">
            <text:p>1923</text:p>
          </table:table-cell>
          <table:table-cell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table:formula="of:=926+347" office:value-type="float" office:value="1273" calcext:value-type="float">
            <text:p>1273</text:p>
          </table:table-cell>
          <table:table-cell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10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 table:number-rows-repeated="10483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iases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Election Results and Aftermath</text:p>
          </table:table-cell>
        </table:table-row>
        <table:table-row table:style-name="ro1">
          <table:table-cell office:value-type="string" calcext:value-type="string">
            <text:p>Voter-Profiles</text:p>
          </table:table-cell>
          <table:table-cell office:value-type="string" calcext:value-type="string">
            <text:p>The Voter Perspective</text:p>
          </table:table-cell>
        </table:table-row>
      </table:table>
      <table:table table:name="tips - READ ME" table:style-name="ta1">
        <office:forms form:automatic-focus="false" form:apply-design-mode="false"/>
        <table:table-column table:style-name="co30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E1:media.E564" table:display-filter-buttons="true"/>
        <table:database-range table:name="__Anonymous_Sheet_DB__2" table:target-range-address="overrides.A1:overrides.N24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00-00-00</text:date>, <text:time style:data-style-name="N2" text:time-value="19:57:24.978669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8T01:13:20.253373697</dc:date>
    <meta:editing-duration>P22DT1H44M35S</meta:editing-duration>
    <meta:editing-cycles>262</meta:editing-cycles>
    <meta:document-statistic meta:table-count="5" meta:cell-count="5190" meta:object-count="0"/>
  </office:meta>
</office:document-meta>
</file>